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168253" draw:marker-start-width="0.65cm" draw:marker-end-width="0.6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0.65cm" draw:marker-end-width="0.65cm" draw:stroke-linejoin="miter" svg:stroke-linecap="square" draw:fill="none" draw:textarea-vertical-align="middle" fo:padding-top="0.025cm" fo:padding-bottom="0.025cm" fo:padding-left="0.15cm" fo:padding-right="0.1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15.75cm" fo:min-width="10.5cm" fo:padding-top="-0.075cm" fo:padding-bottom="-0.075cm" fo:padding-left="0.05cm" fo:padding-right="0.05cm" loext:decorative="false"/>
    </style:style>
    <style:style style:name="gr5" style:family="graphic" style:parent-style-name="objectwithoutfill">
      <style:graphic-properties draw:stroke="solid"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draw:stroke="solid" svg:stroke-width="0.1cm" svg:stroke-color="#168253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73cm" loext:decorative="false"/>
      <style:paragraph-properties style:writing-mode="lr-tb"/>
    </style:style>
    <style:style style:name="gr8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393cm" fo:min-width="0.276cm" fo:padding-top="-0.075cm" fo:padding-bottom="-0.075cm" fo:padding-left="0.05cm" fo:padding-right="0.05cm" loext:decorative="false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draw:stroke="solid" svg:stroke-width="0.1cm" svg:stroke-color="#168253" draw:marker-start-width="0.35cm" draw:marker-end-width="0.35cm" svg:stroke-linecap="round" draw:fill="solid" draw:fill-color="#dee6ef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20pt" fo:font-weight="bold" style:font-weight-asian="bold" style:font-weight-complex="bold"/>
    </style:style>
    <style:style style:name="T1" style:family="text">
      <style:text-properties fo:color="#168253" loext:opacity="100%"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7.209cm" svg:height="10.999cm" draw:transform="rotate (-1.5707963267949) translate (16cm 11.5cm)" svg:viewBox="0 0 7210 11000" draw:points="0,11000 0,0 7210,0 7210,11000">
          <text:p/>
        </draw:polygon>
        <draw:line draw:style-name="gr2" draw:text-style-name="P2" draw:layer="layout" svg:x1="5.782cm" svg:y1="16.932cm" svg:x2="6.817cm" svg:y2="13.068cm">
          <text:p/>
        </draw:line>
        <draw:line draw:style-name="gr2" draw:text-style-name="P2" draw:layer="layout" svg:x1="6.882cm" svg:y1="16.932cm" svg:x2="7.917cm" svg:y2="13.068cm">
          <text:p/>
        </draw:line>
        <draw:line draw:style-name="gr2" draw:text-style-name="P2" draw:layer="layout" svg:x1="8.197cm" svg:y1="16.971cm" svg:x2="8.197cm" svg:y2="16.867cm">
          <text:p/>
        </draw:line>
        <draw:line draw:style-name="gr2" draw:text-style-name="P2" draw:layer="layout" svg:x1="9.397cm" svg:y1="16.971cm" svg:x2="9.397cm" svg:y2="16.867cm">
          <text:p/>
        </draw:line>
        <draw:g draw:style-name="gr3">
          <draw:polygon draw:style-name="gr4" draw:text-style-name="P1" draw:layer="layout" svg:width="2.749cm" svg:height="3.999cm" svg:x="12.3cm" svg:y="13cm" svg:viewBox="0 0 2750 4000" draw:points="750,0 2750,0 2750,4000 0,4000 0,750">
            <text:p/>
          </draw:polygon>
          <draw:line draw:style-name="gr5" draw:text-style-name="P2" draw:layer="layout" svg:x1="12.765cm" svg:y1="14.24cm" svg:x2="13.515cm" svg:y2="14.24cm">
            <text:p/>
          </draw:line>
          <draw:line draw:style-name="gr5" draw:text-style-name="P2" draw:layer="layout" svg:x1="12.765cm" svg:y1="15.24cm" svg:x2="14.515cm" svg:y2="15.24cm">
            <text:p/>
          </draw:line>
          <draw:line draw:style-name="gr5" draw:text-style-name="P2" draw:layer="layout" svg:x1="12.765cm" svg:y1="15.74cm" svg:x2="14.515cm" svg:y2="15.74cm">
            <text:p/>
          </draw:line>
          <draw:line draw:style-name="gr5" draw:text-style-name="P2" draw:layer="layout" svg:x1="12.765cm" svg:y1="14.74cm" svg:x2="14.515cm" svg:y2="14.74cm">
            <text:p/>
          </draw:line>
          <draw:line draw:style-name="gr6" draw:text-style-name="P2" draw:layer="layout" svg:x1="13.79cm" svg:y1="13.865cm" svg:x2="14.29cm" svg:y2="14.365cm">
            <text:p/>
          </draw:line>
          <draw:line draw:style-name="gr6" draw:text-style-name="P2" draw:layer="layout" svg:x1="14.29cm" svg:y1="14.365cm" svg:x2="14.79cm" svg:y2="13.365cm">
            <text:p/>
          </draw:line>
          <draw:frame draw:style-name="gr7" draw:text-style-name="P3" draw:layer="layout" svg:width="0.773cm" svg:height="1.038cm" svg:x="12.45cm" svg:y="13.25cm">
            <draw:text-box>
              <text:p><text:span text:style-name="T1">{</text:span></text:p>
            </draw:text-box>
          </draw:frame>
          <draw:custom-shape draw:style-name="gr8" draw:text-style-name="P1" draw:layer="layout" svg:width="0.751cm" svg:height="0.75cm" draw:transform="rotate (1.5707963267949) translate (12.3cm 13.75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9">
            <draw:line draw:style-name="gr10" draw:text-style-name="P1" draw:layer="layout" svg:x1="12.3cm" svg:y1="17cm" svg:x2="15.05cm" svg:y2="17cm">
              <text:p/>
            </draw:line>
            <draw:line draw:style-name="gr10" draw:text-style-name="P1" draw:layer="layout" svg:x1="12.3cm" svg:y1="17cm" svg:x2="12.3cm" svg:y2="13.75cm">
              <text:p/>
            </draw:line>
            <draw:line draw:style-name="gr10" draw:text-style-name="P1" draw:layer="layout" svg:x1="13.05cm" svg:y1="13cm" svg:x2="15.05cm" svg:y2="13cm">
              <text:p/>
            </draw:line>
            <draw:line draw:style-name="gr10" draw:text-style-name="P1" draw:layer="layout" svg:x1="15.05cm" svg:y1="13cm" svg:x2="15.05cm" svg:y2="17cm">
              <text:p/>
            </draw:line>
            <draw:line draw:style-name="gr10" draw:text-style-name="P1" draw:layer="layout" svg:x1="13.05cm" svg:y1="13cm" svg:x2="12.3cm" svg:y2="13.75cm">
              <text:p/>
            </draw:line>
            <draw:line draw:style-name="gr10" draw:text-style-name="P1" draw:layer="layout" svg:x1="12.313cm" svg:y1="13.75cm" svg:x2="13.063cm" svg:y2="13.75cm">
              <text:p/>
            </draw:line>
            <draw:line draw:style-name="gr10" draw:text-style-name="P1" draw:layer="layout" svg:x1="13.075cm" svg:y1="13cm" svg:x2="13.075cm" svg:y2="13.75cm">
              <text:p/>
            </draw:line>
          </draw:g>
          <draw:frame draw:style-name="gr7" draw:text-style-name="P3" draw:layer="layout" svg:width="0.773cm" svg:height="1.038cm" svg:x="12.45cm" svg:y="15.612cm">
            <draw:text-box>
              <text:p><text:span text:style-name="T1">}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21T11:14:14.974000000</dc:date>
    <meta:editing-duration>PT5H24M30S</meta:editing-duration>
    <meta:editing-cycles>17</meta:editing-cycles>
    <meta:generator>LibreOffice/24.2.4.2$Windows_X86_64 LibreOffice_project/51a6219feb6075d9a4c46691dcfe0cd9c4fff3c2</meta:generator>
    <meta:document-statistic meta:object-count="24"/>
  </office:meta>
</office:document-meta>
</file>